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ontents_20_3">
      <style:paragraph-properties>
        <style:tab-stops>
          <style:tab-stop style:position="6.5319in" style:type="right" style:leader-style="dotted" style:leader-text="."/>
        </style:tab-stops>
      </style:paragraph-properties>
    </style:style>
    <style:style style:name="P2" style:family="paragraph" style:parent-style-name="Standard">
      <style:paragraph-properties fo:text-align="justify" style:justify-single-word="false"/>
      <style:text-properties officeooo:paragraph-rsid="016bbbb2"/>
    </style:style>
    <style:style style:name="P3" style:family="paragraph" style:parent-style-name="Standard">
      <style:paragraph-properties fo:text-align="justify" style:justify-single-word="false"/>
      <style:text-properties officeooo:rsid="0160f603" officeooo:paragraph-rsid="0160f603"/>
    </style:style>
    <style:style style:name="P4" style:family="paragraph" style:parent-style-name="Standard">
      <style:paragraph-properties fo:text-align="justify" style:justify-single-word="false"/>
      <style:text-properties officeooo:rsid="01617272" officeooo:paragraph-rsid="01617272"/>
    </style:style>
    <style:style style:name="P5" style:family="paragraph" style:parent-style-name="Standard">
      <style:paragraph-properties fo:text-align="justify" style:justify-single-word="false"/>
      <style:text-properties officeooo:rsid="01642435" officeooo:paragraph-rsid="01642435"/>
    </style:style>
    <style:style style:name="P6" style:family="paragraph" style:parent-style-name="Standard">
      <style:paragraph-properties fo:text-align="justify" style:justify-single-word="false"/>
      <style:text-properties officeooo:rsid="01670263" officeooo:paragraph-rsid="01670263"/>
    </style:style>
    <style:style style:name="P7" style:family="paragraph" style:parent-style-name="Standard">
      <style:paragraph-properties fo:text-align="justify" style:justify-single-word="false"/>
      <style:text-properties officeooo:rsid="0167c87d" officeooo:paragraph-rsid="0167c87d"/>
    </style:style>
    <style:style style:name="P8" style:family="paragraph" style:parent-style-name="Standard">
      <style:paragraph-properties fo:text-align="justify" style:justify-single-word="false"/>
      <style:text-properties officeooo:rsid="0168f8d8" officeooo:paragraph-rsid="0168f8d8"/>
    </style:style>
    <style:style style:name="P9" style:family="paragraph" style:parent-style-name="Standard">
      <style:paragraph-properties fo:text-align="justify" style:justify-single-word="false"/>
      <style:text-properties officeooo:rsid="01690f8a" officeooo:paragraph-rsid="01690f8a"/>
    </style:style>
    <style:style style:name="P10" style:family="paragraph" style:parent-style-name="Standard">
      <style:paragraph-properties fo:text-align="justify" style:justify-single-word="false"/>
      <style:text-properties officeooo:rsid="0169c218" officeooo:paragraph-rsid="0169c218"/>
    </style:style>
    <style:style style:name="P11" style:family="paragraph" style:parent-style-name="Standard">
      <style:paragraph-properties fo:text-align="justify" style:justify-single-word="false"/>
      <style:text-properties officeooo:rsid="016a3299" officeooo:paragraph-rsid="016a3299"/>
    </style:style>
    <style:style style:name="P12" style:family="paragraph" style:parent-style-name="Standard">
      <style:paragraph-properties fo:text-align="justify" style:justify-single-word="false"/>
      <style:text-properties officeooo:rsid="016bbbb2" officeooo:paragraph-rsid="016bbbb2"/>
    </style:style>
    <style:style style:name="P13" style:family="paragraph" style:parent-style-name="codesection">
      <style:text-properties officeooo:paragraph-rsid="016582c1"/>
    </style:style>
    <style:style style:name="P14" style:family="paragraph" style:parent-style-name="Heading_20_3">
      <style:paragraph-properties fo:text-align="start" style:justify-single-word="false" style:writing-mode="lr-tb"/>
    </style:style>
    <style:style style:name="T1" style:family="text">
      <style:text-properties fo:color="#808000"/>
    </style:style>
    <style:style style:name="T2" style:family="text">
      <style:text-properties fo:color="#c0c0c0"/>
    </style:style>
    <style:style style:name="T3" style:family="text">
      <style:text-properties fo:color="#800080"/>
    </style:style>
    <style:style style:name="T4" style:family="text">
      <style:text-properties fo:color="#800080" fo:font-weight="bold"/>
    </style:style>
    <style:style style:name="T5" style:family="text">
      <style:text-properties fo:color="#00677c"/>
    </style:style>
    <style:style style:name="T6" style:family="text">
      <style:text-properties fo:color="#00677c" fo:font-weight="bold"/>
    </style:style>
    <style:style style:name="T7" style:family="text">
      <style:text-properties fo:color="#00677c" officeooo:rsid="01690f8a"/>
    </style:style>
    <style:style style:name="T8" style:family="text">
      <style:text-properties fo:color="#008000"/>
    </style:style>
    <style:style style:name="T9" style:family="text">
      <style:text-properties fo:color="#800000"/>
    </style:style>
    <style:style style:name="T10" style:family="text">
      <style:text-properties fo:color="#092e64"/>
    </style:style>
    <style:style style:name="T11" style:family="text">
      <style:text-properties officeooo:rsid="01617272"/>
    </style:style>
    <style:style style:name="T12" style:family="text">
      <style:text-properties fo:color="#000080"/>
    </style:style>
    <style:style style:name="T13" style:family="text">
      <style:text-properties officeooo:rsid="016bbbb2"/>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21_3742954592" text:style-name="Index_20_Link" text:visited-style-name="Index_20_Link">Item 17: Store new ed objects in smart pointers in standalone statements.<text:tab/>1</text:a></text:p>
        </text:index-body>
      </text:table-of-content>
      <text:h text:style-name="P14" text:outline-level="3">Item 21: Don't try to return a reference when you must return an object</text:h>
      <text:p text:style-name="P3">به محض این که برنامه‌نویسان متوجه عواقب ناخوشآیند استفاده از pass-by-value می‌شوند(آیتم ۲۰ را ببینید)، خیلی‌ها حالت ستیزه‌جویی گرفته، و ریشه‌های همه‌ی بدی‌ها را در pass-by-value می‌بینند حتی اگر چنین چیزی مخفی باشد. <text:span text:style-name="T11">و به صورت سخت‌گیرانه‌ای از pass-by-refrence استفاده می‌کنند، و ممکن است که مرتکب یک اشتباه خیلی بد شوند: این برنامه‌نویس‌ها شروع به پاس دادن رفرنس‌ها به اشیایی می‌کنند که وجود خارجی ندارند و این چیز خوبی نیست.</text:span></text:p>
      <text:p text:style-name="P4">یک کلاس را در نظر بگیرید که برای بیان اعداد کسری استفاده می‌شود، که شامل یک تابع برای ضرب دو عدد کسری در هم هست.</text:p>
      <text:p text:style-name="codesection"><text:span text:style-name="T1">class</text:span><text:span text:style-name="T2"> </text:span><text:span text:style-name="T4">Rational</text:span>{</text:p>
      <text:p text:style-name="codesection"><text:span text:style-name="T1">public</text:span>:</text:p>
      <text:p text:style-name="codesection"><text:span text:style-name="T2"><text:s text:c="4"/></text:span><text:span text:style-name="T6">Rational</text:span>(<text:span text:style-name="T1">int</text:span><text:span text:style-name="T2"> </text:span><text:span text:style-name="T10">numerator</text:span>=<text:span text:style-name="T12">0</text:span>,</text:p>
      <text:p text:style-name="codesection"><text:span text:style-name="T2"><text:s text:c="13"/></text:span><text:span text:style-name="T1">int</text:span><text:span text:style-name="T2"> </text:span><text:span text:style-name="T10">denominator</text:span>=<text:span text:style-name="T12">1</text:span>);<text:span text:style-name="T2"> <text:s/></text:span><text:span text:style-name="T8">//see</text:span><text:span text:style-name="T2"> </text:span><text:span text:style-name="T8">Item</text:span><text:span text:style-name="T2"> </text:span><text:span text:style-name="T8">24</text:span><text:span text:style-name="T2"> </text:span><text:span text:style-name="T8">for</text:span><text:span text:style-name="T2"> </text:span><text:span text:style-name="T8">why</text:span><text:span text:style-name="T2"> </text:span><text:span text:style-name="T8">this</text:span><text:span text:style-name="T2"> </text:span><text:span text:style-name="T8">ctor</text:span><text:span text:style-name="T2"> </text:span><text:span text:style-name="T8">isn't</text:span><text:span text:style-name="T2"> </text:span><text:span text:style-name="T8">declared</text:span><text:span text:style-name="T2"> </text:span><text:span text:style-name="T8">explicit</text:span></text:p>
      <text:p text:style-name="codesection"><text:s text:c="4"/></text:p>
      <text:p text:style-name="codesection"><text:span text:style-name="T1">private</text:span>:</text:p>
      <text:p text:style-name="codesection"><text:span text:style-name="T2"><text:s text:c="4"/></text:span><text:span text:style-name="T1">int</text:span><text:span text:style-name="T2"> </text:span><text:span text:style-name="T9">n</text:span>,<text:span text:style-name="T9">d</text:span>;<text:span text:style-name="T2"> <text:s text:c="2"/></text:span><text:span text:style-name="T8">//numerator</text:span><text:span text:style-name="T2"> </text:span><text:span text:style-name="T8">and</text:span><text:span text:style-name="T2"> </text:span><text:span text:style-name="T8">denominator</text:span></text:p>
      <text:p text:style-name="codesection"><text:s text:c="4"/></text:p>
      <text:p text:style-name="codesection"><text:span text:style-name="T2"><text:s text:c="4"/></text:span><text:span text:style-name="T1">friend</text:span><text:span text:style-name="T2"> </text:span><text:span text:style-name="T1">const</text:span><text:span text:style-name="T2"> </text:span><text:span text:style-name="T3">Rational</text:span><text:span text:style-name="T2"> </text:span><text:span text:style-name="T5">operator*</text:span>(<text:span text:style-name="T1">const</text:span><text:span text:style-name="T2"> </text:span><text:span text:style-name="T3">Rational</text:span>&amp;<text:span text:style-name="T2"> </text:span><text:span text:style-name="T10">lhs</text:span>,<text:span text:style-name="T1">const</text:span><text:span text:style-name="T2"> </text:span><text:span text:style-name="T3">Rational</text:span>&amp;<text:span text:style-name="T2"> </text:span><text:span text:style-name="T10">rhs</text:span>);</text:p>
      <text:p text:style-name="codesection">};</text:p>
      <text:p text:style-name="P5">این اپراتور * نتیجه را به صورت by value برمیگرداند، و اگر شما به هزینه‌ای که این construction و destruction دارد توجهی نکنید، از وظیفه‌ی حرفه‌ای خود شانه خالی کرده‌اید. شما نمی‌خواهید که هزینه‌ای بابت این شیء بپردازید. بنابراین این سوال پیش میآید: آیا نیاز داریم تا این هزینه را پرداخت کنیم؟</text:p>
      <text:p text:style-name="P5">خب، ما مجبور به چنین کاری نیستیم، و می‌توانیم یک رفرنس برگردانیم، ولی در خاطر داشته باشید که refrence تنها یک نام به شیء موجود می‌باشد. وقتی که شما یک تعریف برای یک رفرنس می‌بینید، سریعا باید از خودتان بپرسید که نام دیگر آن چیست؟ چرا که باید نام دیگری وجود داشته باشد. در مورد اپراتور *، اگر قرار باشد که یک رفرنس برگردونیم، باید این رفرنس به یک شیء Rational‌ای باشد که در حال حاظر موجود است.</text:p>
      <text:p text:style-name="P6"><text:soft-page-break/>نمی‌توان انتظار داشت که چنین شیء‌ای قبل از اپراتور * وجود داشته باشد.</text:p>
      <text:p text:style-name="codesection"><text:span text:style-name="T2"><text:s text:c="4"/></text:span><text:span text:style-name="T3">Rational</text:span><text:span text:style-name="T2"> </text:span><text:span text:style-name="T10">a</text:span>(<text:span text:style-name="T12">1</text:span>,<text:span text:style-name="T12">2</text:span>);<text:span text:style-name="T2"> <text:s text:c="2"/></text:span><text:span text:style-name="T8">//</text:span><text:span text:style-name="T2"> <text:s/></text:span><text:span text:style-name="T8">a=1/2</text:span></text:p>
      <text:p text:style-name="codesection"><text:span text:style-name="T2"><text:s text:c="4"/></text:span><text:span text:style-name="T3">Rational</text:span><text:span text:style-name="T2"> </text:span><text:span text:style-name="T10">b</text:span>(<text:span text:style-name="T12">3</text:span>,<text:span text:style-name="T12">5</text:span>);<text:span text:style-name="T2"> <text:s text:c="2"/></text:span><text:span text:style-name="T8">//</text:span><text:span text:style-name="T2"> <text:s/></text:span><text:span text:style-name="T8">b=3/5</text:span></text:p>
      <text:p text:style-name="codesection"><text:span text:style-name="T2"><text:s text:c="4"/></text:span><text:span text:style-name="T3">Rational</text:span><text:span text:style-name="T2"> </text:span><text:span text:style-name="T10">c</text:span>=<text:span text:style-name="T10">a</text:span>*<text:span text:style-name="T10">b</text:span>;<text:span text:style-name="T2"> <text:s text:c="3"/></text:span><text:span text:style-name="T8">//</text:span><text:span text:style-name="T2"> <text:s/></text:span><text:span text:style-name="T8">c</text:span><text:span text:style-name="T2"> </text:span><text:span text:style-name="T8">should</text:span><text:span text:style-name="T2"> </text:span><text:span text:style-name="T8">be</text:span><text:span text:style-name="T2"> </text:span><text:span text:style-name="T8">3/10</text:span></text:p>
      <text:p text:style-name="P6">به نظر غیر منطقی میآید که انتظار داشته باشیم که یک دفعه یک عدد کسری با مقدار سه دهم به وجود بیاید. اگر اپراتور * یک رفرنس به همچین عددی را برگرداند، در این صورت خود اپراتور باید شیء را بسازد.</text:p>
      <text:p text:style-name="P6">یک تابع می‌تواند یک شیء جدید را به دو روش بسازد: بر روی stack و یا بر روی heap. ساختن بر روی stack با ساختن یک متغیر local هموار می‌شود. با استفاده از این استراتژی، ممکن است که تلاش کنید *opeator را به صورت زیر بنویسید:</text:p>
      <text:p text:style-name="codesection"><text:span text:style-name="T2"><text:s text:c="4"/></text:span><text:span text:style-name="T1">const</text:span><text:span text:style-name="T2"> </text:span><text:span text:style-name="T3">Rational</text:span>&amp;<text:span text:style-name="T2"> </text:span><text:span text:style-name="T1">operator</text:span>*(<text:span text:style-name="T1">const</text:span><text:span text:style-name="T2"> </text:span><text:span text:style-name="T3">Rational</text:span>&amp;<text:span text:style-name="T2"> </text:span><text:span text:style-name="T10">lhs</text:span>,<text:span text:style-name="T2"> <text:s/></text:span><text:span text:style-name="T8">//warning,</text:span><text:span text:style-name="T2"> </text:span><text:span text:style-name="T8">bad</text:span><text:span text:style-name="T2"> </text:span><text:span text:style-name="T8">code</text:span></text:p>
      <text:p text:style-name="codesection"><text:span text:style-name="T2"><text:s text:c="46"/></text:span><text:span text:style-name="T1">const</text:span><text:span text:style-name="T2"> </text:span><text:span text:style-name="T3">Rational</text:span>&amp;<text:span text:style-name="T2"> </text:span><text:span text:style-name="T10">rhs</text:span>)</text:p>
      <text:p text:style-name="codesection"><text:span text:style-name="T2"><text:s text:c="4"/></text:span>{</text:p>
      <text:p text:style-name="codesection"><text:span text:style-name="T2"><text:s text:c="8"/></text:span><text:span text:style-name="T3">Rational</text:span><text:span text:style-name="T2"> </text:span><text:span text:style-name="T10">result</text:span>(<text:span text:style-name="T10">lhs</text:span>.<text:span text:style-name="T9">n</text:span>*<text:span text:style-name="T10">rhs</text:span>.<text:span text:style-name="T9">n</text:span>,<text:span text:style-name="T2"> </text:span><text:span text:style-name="T10">lhs</text:span>.<text:span text:style-name="T9">d</text:span>*<text:span text:style-name="T10">rhs</text:span>.<text:span text:style-name="T9">d</text:span>);</text:p>
      <text:p text:style-name="codesection"><text:span text:style-name="T2"><text:s text:c="8"/></text:span><text:span text:style-name="T1">return</text:span><text:span text:style-name="T2"> </text:span><text:span text:style-name="T10">result</text:span>;</text:p>
      <text:p text:style-name="codesection"><text:span text:style-name="T2"><text:s text:c="4"/></text:span>}</text:p>
      <text:p text:style-name="P7">می‌توانید این روش را از ذهنتان بیرون بیاندازید، چرا که هدف شما جلوگیری از فراخوانی سازنده بود، و result مشابه هر شیء‌ دیگری تابع سازنده را فراخوانی خواهد کرد. یک مشکل خیلی مهم‌تر دیگه در مورد این کد این هست که این تابع یک رفرنس به result برمیگرداند، ولی result یک متغیر local بوده، و اشیاء محلی پس از خروج از تابع نابود می‌شود. در واقع این ورژن از *operator، یک رفرنس به Rational برنمیگرداند(بلکه یک رفرنس به Rational ای برمیگرداند که دیگر وجود ندارد و خالی است. هر فراخوانی‌ای که به این تابع صورت بگیرد سریعا وارد دنیای undefined bahavior خواهد شد).</text:p>
      <text:p text:style-name="P7">اجازه دهید که امکان ساخت یک شیء بر روی heap را مورد بررسی قرار دهیم. اشیاء heap-based با استفاده از new می‌توانند ساخته شوند، بنابراین شاید نیاز داشته باشیم که *operator مان را به صورت heap-based و به صورت زیر بنویسیم.</text:p>
      <text:p text:style-name="codesection"><text:span text:style-name="T1">const</text:span><text:span text:style-name="T2"> </text:span><text:span text:style-name="T3">Rational</text:span>&amp;<text:span text:style-name="T2"> </text:span><text:span text:style-name="T5">operator*</text:span>(<text:span text:style-name="T1">const</text:span><text:span text:style-name="T2"> </text:span><text:span text:style-name="T3">Rational</text:span>&amp;<text:span text:style-name="T2"> </text:span><text:span text:style-name="T10">lhs</text:span>,<text:span text:style-name="T2"> <text:s/></text:span><text:span text:style-name="T8">//warning,</text:span><text:span text:style-name="T2"> </text:span><text:span text:style-name="T8">more</text:span><text:span text:style-name="T2"> </text:span><text:span text:style-name="T8">bad</text:span><text:span text:style-name="T2"> </text:span><text:span text:style-name="T8">code</text:span></text:p>
      <text:p text:style-name="codesection"><text:span text:style-name="T2"><text:s text:c="42"/></text:span><text:span text:style-name="T1">const</text:span><text:span text:style-name="T2"> </text:span><text:span text:style-name="T3">Rational</text:span>&amp;<text:span text:style-name="T2"> </text:span><text:span text:style-name="T10">rhs</text:span>)</text:p>
      <text:p text:style-name="codesection"><text:span text:style-name="T2"><text:s text:c="4"/></text:span>{</text:p>
      <text:p text:style-name="codesection"><text:span text:style-name="T2"><text:s text:c="8"/></text:span><text:span text:style-name="T3">Rational</text:span><text:span text:style-name="T2"> </text:span>*<text:span text:style-name="T10">result</text:span>=<text:span text:style-name="T1">new</text:span><text:span text:style-name="T2"> </text:span><text:span text:style-name="T3">Rational</text:span>(<text:span text:style-name="T10">lhs</text:span>.<text:span text:style-name="T9">n</text:span>*<text:span text:style-name="T10">rhs</text:span>.<text:span text:style-name="T9">n</text:span>,<text:span text:style-name="T2"> </text:span><text:span text:style-name="T10">lhs</text:span>.<text:span text:style-name="T9">d</text:span>*<text:span text:style-name="T10">rhs</text:span>.<text:span text:style-name="T9">d</text:span>);</text:p>
      <text:p text:style-name="codesection"><text:span text:style-name="T2"><text:s text:c="8"/></text:span><text:span text:style-name="T1">return</text:span><text:span text:style-name="T2"> </text:span>*<text:span text:style-name="T10">result</text:span>;</text:p>
      <text:p text:style-name="codesection"><text:span text:style-name="T2"><text:s text:c="4"/></text:span>}</text:p>
      <text:p text:style-name="P8"><text:soft-page-break/>خب، در این مورد دوباره ما نیاز داریم که در مورد سازنده‌ی کلاس نیز تمهیداتی را انجام دهیم، چرا که حافظه‌ای که توسط new مقداردهی اولیه شده یک سازنده‌ی نامناسب را فراخوانی خواهد کرد، اما در حال حاظر ما یک مشکل دیگری نیز داریم: چه کسی مسوول delete کردن شیء خواهد بود که با استفاده از new ساخته ایم؟</text:p>
      <text:p text:style-name="P8">حتی اگر کسی که از این تابع استفاده می‌کند فرد دقیقی باشد، باز هم اطمینانی وجود ندارد که بتواند در مواردی مثل حالت زیر از نشت حافظه جلوگیری کند:</text:p>
      <text:p text:style-name="codesection"><text:span text:style-name="T2"><text:s text:c="4"/></text:span><text:span text:style-name="T3">Rational</text:span><text:span text:style-name="T2"> </text:span><text:span text:style-name="T10">w</text:span>,<text:span text:style-name="T10">x</text:span>,<text:span text:style-name="T10">y</text:span>,<text:span text:style-name="T10">z</text:span>;</text:p>
      <text:p text:style-name="codesection"><text:span text:style-name="T2"><text:s text:c="4"/></text:span><text:span text:style-name="T10">w</text:span><text:span text:style-name="T2"> </text:span><text:span text:style-name="T5">=</text:span><text:span text:style-name="T2"> </text:span><text:span text:style-name="T10">x</text:span><text:span text:style-name="T2"> </text:span><text:span text:style-name="T5">*</text:span><text:span text:style-name="T2"> </text:span><text:span text:style-name="T10">y</text:span><text:span text:style-name="T2"> </text:span><text:span text:style-name="T5">*</text:span><text:span text:style-name="T2"> </text:span><text:span text:style-name="T10">z</text:span>;</text:p>
      <text:p text:style-name="P8">در اینجا، دو فراخوانی به *operator وجود دارد، بنابراین دو بار استفاده از new نیاز دارد که توسط delete کنسل بشه. باز هم دلیلی وجود ندارد که کاربران *operator بتوانند از delete در این مورد استفاده کنند، چرا که هیچ روشی وجود ندارد که بتوانند به اشاره‌گر‌هایی که در پشت صحنه هست دسترسی داشته باشند. قطعا این به یک نشت حافظه منجر خواهد شد.</text:p>
      <text:p text:style-name="P9">قطعا متوجه شدید که هم رویکرد stack based و heap based مجبور به فراخوانی سازنده‌ی کلاس <text:s/>برای برگرداندن نتیجه هستند. احتمالا به یاد دارید که هدف اولیه‌ی ما جلوگیری از فراخوانی به سازنده‌ی کلاس بود. شاید فکر کنید که راهی رو بلدید که تنها به یک فراخوانی اجازه ساختن بده. شاید چنین پیاده‌سازی‌ای به ذهنتون رسیده، یک پیاده‌سازی بر اساس *operator که یک رفرنس به شیء Rational که به صورت static است برمیگرداند:</text:p>
      <text:p text:style-name="codesection"><text:span text:style-name="T2"><text:s text:c="4"/></text:span><text:span text:style-name="T1">const</text:span><text:span text:style-name="T2"> </text:span><text:span text:style-name="T3">Rational</text:span>&amp;<text:span text:style-name="T2"> </text:span><text:span text:style-name="T5">operator*</text:span>(<text:span text:style-name="T1">const</text:span><text:span text:style-name="T2"> </text:span><text:span text:style-name="T3">Rational</text:span>&amp;<text:span text:style-name="T2"> </text:span><text:span text:style-name="T10">lhs</text:span>,<text:span text:style-name="T2"> <text:s/></text:span><text:span text:style-name="T8">//warning,yet</text:span><text:span text:style-name="T2"> </text:span><text:span text:style-name="T8">more</text:span><text:span text:style-name="T2"> </text:span><text:span text:style-name="T8">bad</text:span><text:span text:style-name="T2"> </text:span><text:span text:style-name="T8">code</text:span></text:p>
      <text:p text:style-name="codesection"><text:span text:style-name="T2"><text:s text:c="46"/></text:span><text:span text:style-name="T1">const</text:span><text:span text:style-name="T2"> </text:span><text:span text:style-name="T3">Rational</text:span>&amp;<text:span text:style-name="T2"> </text:span><text:span text:style-name="T10">rhs</text:span>)</text:p>
      <text:p text:style-name="codesection"><text:span text:style-name="T2"><text:s text:c="4"/></text:span>{</text:p>
      <text:p text:style-name="codesection"><text:span text:style-name="T2"><text:s text:c="8"/></text:span><text:span text:style-name="T1">static</text:span><text:span text:style-name="T2"> </text:span><text:span text:style-name="T3">Rational</text:span><text:span text:style-name="T2"> </text:span><text:span text:style-name="T10">result</text:span>;<text:span text:style-name="T2"> </text:span><text:span text:style-name="T8">//static</text:span><text:span text:style-name="T2"> </text:span><text:span text:style-name="T8">object</text:span><text:span text:style-name="T2"> </text:span><text:span text:style-name="T8">to</text:span><text:span text:style-name="T2"> </text:span><text:span text:style-name="T8">which</text:span><text:span text:style-name="T2"> </text:span><text:span text:style-name="T8">a</text:span><text:span text:style-name="T2"> </text:span><text:span text:style-name="T8">refrence</text:span><text:span text:style-name="T2"> </text:span><text:span text:style-name="T8">will</text:span><text:span text:style-name="T2"> </text:span><text:span text:style-name="T8">be</text:span><text:span text:style-name="T2"> </text:span><text:span text:style-name="T8">returned</text:span></text:p>
      <text:p text:style-name="codesection"><text:span text:style-name="T2"><text:s text:c="8"/></text:span><text:span text:style-name="T10">result</text:span><text:span text:style-name="T7">=...</text:span></text:p>
      <text:p text:style-name="codesection"><text:span text:style-name="T2"><text:s text:c="8"/></text:span><text:span text:style-name="T1">return</text:span><text:span text:style-name="T2"> </text:span><text:span text:style-name="T10">result</text:span>;</text:p>
      <text:p text:style-name="codesection"><text:span text:style-name="T2"><text:s text:c="4"/></text:span>}</text:p>
      <text:p text:style-name="P9">مثل همه‌ی طراحی‌هایی که از static استفاده می‌کنند، سریعا منجر به داشتن thread-safety hackless می‌شویم، ولی دقیقا همین مورد نقطه ضعف برنامه محسوب می‌شود. بگذارید جزیی‌تر به این قضیه نگاه کنیم، یک کد کاملا منطقی که توسط کاربر نوشته شده را ببینید:</text:p>
      <text:p text:style-name="codesection"><text:span text:style-name="T2"><text:s text:c="4"/></text:span><text:span text:style-name="T1">bool</text:span><text:span text:style-name="T2"> </text:span><text:span text:style-name="T5">operator==</text:span>(<text:span text:style-name="T1">const</text:span><text:span text:style-name="T2"> </text:span><text:span text:style-name="T3">Rational</text:span>&amp;<text:span text:style-name="T2"> </text:span><text:span text:style-name="T10">lhs</text:span>,</text:p>
      <text:p text:style-name="codesection"><text:span text:style-name="T2"><text:s text:c="30"/></text:span><text:span text:style-name="T1">const</text:span><text:span text:style-name="T2"> </text:span><text:span text:style-name="T3">Rational</text:span>&amp;<text:span text:style-name="T2"> </text:span><text:span text:style-name="T10">rhs</text:span>);</text:p>
      <text:p text:style-name="codesection"><text:span text:style-name="T2"><text:s text:c="4"/></text:span><text:span text:style-name="T3">Rational</text:span><text:span text:style-name="T2"> </text:span><text:span text:style-name="T10">a</text:span>,<text:span text:style-name="T10">b</text:span>,<text:span text:style-name="T10">c</text:span>,<text:span text:style-name="T10">d</text:span>;</text:p>
      <text:p text:style-name="codesection"><text:s text:c="4"/></text:p>
      <text:p text:style-name="codesection"><text:soft-page-break/><text:span text:style-name="T2"><text:s text:c="4"/></text:span><text:span text:style-name="T1">if</text:span>((a*b)==(c*d))</text:p>
      <text:p text:style-name="codesection"><text:span text:style-name="T2"><text:s text:c="4"/></text:span>{</text:p>
      <text:p text:style-name="codesection"><text:s text:c="8"/></text:p>
      <text:p text:style-name="codesection"><text:span text:style-name="T2"><text:s text:c="4"/></text:span>}</text:p>
      <text:p text:style-name="codesection"><text:span text:style-name="T2"><text:s text:c="4"/></text:span><text:span text:style-name="T1">else</text:span></text:p>
      <text:p text:style-name="codesection"><text:span text:style-name="T2"><text:s text:c="4"/></text:span>{</text:p>
      <text:p text:style-name="codesection"><text:s text:c="8"/></text:p>
      <text:p text:style-name="codesection"><text:span text:style-name="T2"><text:s text:c="4"/></text:span>}</text:p>
      <text:p text:style-name="codesection"/>
      <text:p text:style-name="P10">حدس بزنید چه اتفاقی می‌افتد!! عبارت a*b==c*d همواره درست است، و این ربطی به مقادیر a,b,c و d نخواهد داشت! این اتفاق خیلی واضح است .</text:p>
      <text:p text:style-name="P10">خب تا اینجا احتمالا قانع شدید که برگرداندن رفرنس از تابعی مانند *operator تنها وقت تلف کردن حساب میشه، <text:s/>اما شاید برخی از شماها الان به این فکر می‌کنه که اگه استفاده از static کافی نیست، احتمالا یک آرایه‌ی static می‌تونه پاسخگو باشه…</text:p>
      <text:p text:style-name="P11">من نمی‌تونم این مورد رو با کد توضیح بدم، ولی می‌تونم توضیح بدم که چنین طرحی می‌تونه باعث شرمندگی شما بشه. اول این که، شما باید n را که سایز آرایه است را انتخاب کنید. اگر n خیلی کوچک باشد، در این صورت ممکن است جایی برای ذخیره کردن مقادیر برگردان شده از تابع نداشته باشید و با همون مشکلی مواجه بشید که وقتی ما یک تک static داشتیم. اما اگر n خیلی بزرگ انتخاب بشه، شما دارید پرفرمنس برنامه‌تان را کاهش میدهید، چرا که هر شیء در داخل آرایه بایستی وقتی که اولین بار که تابع صدا زده میشه، ساخته بشه. در این صورت این به شما هزینه‌ی n سازنده و n مخرب رو تحمیل می‌کنه. و در نهایت به این فکر بکنید که چطور میخواید هر شیء رو در داخل آرایه فرار بدهید و چه هزینه‌ای را بر شما وارد خواهد کرد. مستقیم‌ترین راه برای جابه‌جایی یک متغیر بین اشیاء استفاده از انتساب است، ولی انتساب چه هزینه‌ای را خواهد داشت؟ برای بیشتر تایپ‌ها، همانند صدا زدن یک مخرب هست(برای کپی کردن new value) . ولی هدف شما این بود که هزینه‌ی ساختن و مخرب رو از بین ببرید! بیایید با خودمان صادق باشیم! این روش قرار نیست کار کند.</text:p>
      <text:p text:style-name="P12">بهترین راه برای انجام چنین کاری نوشتن یک تابع است که یک شیء جدید را برگرداند. برای <text:s text:c="11"/>*operator این بدین معنی است که کد زیر را بنویسیم.</text:p>
      <text:p text:style-name="codesection"><text:span text:style-name="T2"><text:s text:c="4"/></text:span><text:span text:style-name="T1">inline</text:span><text:span text:style-name="T2"> </text:span><text:span text:style-name="T1">const</text:span><text:span text:style-name="T2"> </text:span><text:span text:style-name="T3">Rational</text:span><text:span text:style-name="T2"> </text:span><text:span text:style-name="T5">operator*</text:span>(<text:span text:style-name="T1">const</text:span><text:span text:style-name="T2"> </text:span><text:span text:style-name="T3">Rational</text:span>&amp;<text:span text:style-name="T2"> </text:span><text:span text:style-name="T10">lhs</text:span>,<text:span text:style-name="T2"> <text:s/></text:span></text:p>
      <text:p text:style-name="codesection"><text:span text:style-name="T2"><text:s text:c="53"/></text:span><text:span text:style-name="T1">const</text:span><text:span text:style-name="T2"> </text:span><text:span text:style-name="T3">Rational</text:span>&amp;<text:span text:style-name="T2"> </text:span><text:span text:style-name="T10">rhs</text:span>)</text:p>
      <text:p text:style-name="codesection"><text:span text:style-name="T2"><text:s text:c="4"/></text:span>{</text:p>
      <text:p text:style-name="codesection"><text:span text:style-name="T2"><text:s text:c="8"/></text:span><text:span text:style-name="T1">return</text:span><text:span text:style-name="T2"> </text:span><text:span text:style-name="T3">Rational</text:span>(<text:span text:style-name="T10">lhs</text:span>.<text:span text:style-name="T9">n</text:span><text:span text:style-name="T2"> </text:span>*<text:span text:style-name="T2"> </text:span><text:span text:style-name="T10">rhs</text:span>.<text:span text:style-name="T9">n</text:span>,<text:span text:style-name="T2"> </text:span><text:span text:style-name="T10">lhs</text:span>.<text:span text:style-name="T9">d</text:span><text:span text:style-name="T2"> </text:span>*<text:span text:style-name="T2"> </text:span><text:span text:style-name="T10">rhs</text:span>.<text:span text:style-name="T9">d</text:span>);</text:p>
      <text:p text:style-name="codesection"><text:span text:style-name="T2"><text:s text:c="4"/></text:span>}</text:p>
      <text:p text:style-name="P12"><text:soft-page-break/>قطعا، شاید شما نگران هزینه‌ی ساختن و تخریب توسط *operator باشید، ولی در طولانی مدت، این یک هزینه‌ی کوچک برای رفتار درست می‌باشد. به علاوه، ممکن است چیزی که ممکن است خیلی شما را میترساند هرگز اتفاق نیفتد. مانند همه‌ی زبان‌های برنامه‌نویسی، ++C به کامپایلر این اجازه را میدهد که برخی optimization ها را برای افزایش پرفرمنس کد اعمال کند. و در برخی موارد سازنده‌ و مخرب *operator توسط کامپایلر حذف می‌شود. وقتی که کامپایلر این موضوع را برعهده میگیرید، برنامه‌ی شما درست به همان صورتی که قرار است اجرا می‌شود، و سریع‌تر از چیزی که انتظارش را دارید اجرا می‌شود.</text:p>
      <text:p text:style-name="P2"><text:span text:style-name="T13">این را می‌توان به صورت زیر خلاصه کرد: وقتی که دارید به این فکر می‌کنید که یک رفرنس را برگردانید و یا خود شیء را ، وظیفه‌ی شما این است که در وهله‌ی اول کدی را بنویسید که رفتار درستی داشته باشد. اجازه دهید که کامپایلر در مورد این که چطور بقیه‌ی موارد رو حل کند تصمیم بگیرد.</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0402in" fo:margin-right="0.1201in" fo:margin-top="0.1201in" fo:margin-bottom="0in" loext:contextual-spacing="true" fo:line-height="0.2402in" fo:text-align="start" style:justify-single-word="false" style:register-true="true" fo:text-indent="0.0402in" style:auto-text-indent="true" style:page-number="auto" fo:background-color="#eeeeee" style:shadow="none" style:writing-mode="lr-tb">
        <style:tab-stops/>
      </style:paragraph-properties>
      <style:text-properties style:font-name="Arial" fo:font-family="Arial" style:font-style-name="Regular" style:font-family-generic="swiss" style:font-pitch="variable" fo:font-size="11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fo:text-align="end">
          <style:list-level-label-alignment text:label-followed-by="listtab"/>
        </style:list-level-properties>
      </text:outline-level-style>
      <text:outline-level-style text:level="3" style:num-format="">
        <style:list-level-properties text:list-level-position-and-space-mode="label-alignment" fo:text-align="end">
          <style:list-level-label-alignment text:label-followed-by="listtab"/>
        </style:list-level-properties>
      </text:outline-level-style>
      <text:outline-level-style text:level="4" style:num-format="">
        <style:list-level-properties text:list-level-position-and-space-mode="label-alignment" fo:text-align="end">
          <style:list-level-label-alignment text:label-followed-by="listtab"/>
        </style:list-level-properties>
      </text:outline-level-style>
      <text:outline-level-style text:level="5" style:num-format="">
        <style:list-level-properties text:list-level-position-and-space-mode="label-alignment" fo:text-align="end">
          <style:list-level-label-alignment text:label-followed-by="listtab"/>
        </style:list-level-properties>
      </text:outline-level-style>
      <text:outline-level-style text:level="6" style:num-format="">
        <style:list-level-properties text:list-level-position-and-space-mode="label-alignment" fo:text-align="end">
          <style:list-level-label-alignment text:label-followed-by="listtab"/>
        </style:list-level-properties>
      </text:outline-level-style>
      <text:outline-level-style text:level="7" style:num-format="">
        <style:list-level-properties text:list-level-position-and-space-mode="label-alignment" fo:text-align="end">
          <style:list-level-label-alignment text:label-followed-by="listtab"/>
        </style:list-level-properties>
      </text:outline-level-style>
      <text:outline-level-style text:level="8" style:num-format="">
        <style:list-level-properties text:list-level-position-and-space-mode="label-alignment" fo:text-align="end">
          <style:list-level-label-alignment text:label-followed-by="listtab"/>
        </style:list-level-properties>
      </text:outline-level-style>
      <text:outline-level-style text:level="9" style:num-format="">
        <style:list-level-properties text:list-level-position-and-space-mode="label-alignment" fo:text-align="end">
          <style:list-level-label-alignment text:label-followed-by="listtab"/>
        </style:list-level-properties>
      </text:outline-level-style>
      <text:outline-level-style text:level="10" style:num-format="">
        <style:list-level-properties text:list-level-position-and-space-mode="label-alignment" fo:text-align="end">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4-23T14:52:38.525058740</dc:date>
    <meta:editing-duration>PT15H10M51S</meta:editing-duration>
    <meta:editing-cycles>109</meta:editing-cycles>
    <meta:generator>LibreOffice/6.0.2.1$Linux_X86_64 LibreOffice_project/00m0$Build-1</meta:generator>
    <meta:document-statistic meta:table-count="0" meta:image-count="0" meta:object-count="0" meta:page-count="5" meta:paragraph-count="74" meta:word-count="1379" meta:character-count="7796" meta:non-whitespace-character-count="6025"/>
  </office:meta>
</office:document-meta>
</file>